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783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4" office:value-type="string" calcext:value-type="string" table:number-columns-spanned="4" table:number-rows-spanned="1">
            <text:p>Sala consultazione F</text:p>
          </table:table-cell>
          <table:covered-table-cell table:number-columns-repeated="2" table:style-name="ce6"/>
          <table:covered-table-cell/>
        </table:table-row>
        <table:table-row table:style-name="ro1">
          <table:table-cell table:style-name="ce1" office:value-type="string" calcext:value-type="string">
            <text:p>Titolo</text:p>
          </table:table-cell>
          <table:table-cell table:style-name="ce3" office:value-type="string" calcext:value-type="string">
            <text:p>Anno edizione</text:p>
          </table:table-cell>
          <table:table-cell table:style-name="ce3" office:value-type="string" calcext:value-type="string">
            <text:p>Collocazione</text:p>
          </table:table-cell>
          <table:table-cell table:style-name="ce1" office:value-type="string" calcext:value-type="string">
            <text:p>Volumi</text:p>
          </table:table-cell>
        </table:table-row>
        <table:table-row table:style-name="ro1">
          <table:table-cell office:value-type="string" calcext:value-type="string">
            <text:p>Codice delle Leggi sulla Pubblica Istruzion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tituzione della Repubblica Italian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Costituzioni Italian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Catasto e dei Tributi sugli immobil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della Costituzio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ovissimo Digesto Italiano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Enciclopedia del Diritt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L’Avvocato di Tutti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iclopedia Forens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F 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Amministrativ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stituzione e le leggi sul processo costituzionale e sui referendu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Amministrativ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F 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 Commento Teorico-Pratico della Legge Comunale e Provinciale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F 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Amministrativo e Contabilità Pubblic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e di Diritto Commercial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tema Istituzionale del Diritto Privato Italian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 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e di Diritto Internazionale Pubblic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Grandi Sistemi Giuridici Contemporane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Civile e Commercia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l Fallimento e le altre procedure concorsuali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Responsabilità Civile da Fatto Illecit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Processual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uale di Diritto Processual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stema Penale Italian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rattato di Diritto Penale Italiano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 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stituzioni di Diritto Processuale Penal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 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ttato di Diritto Processuale Penale Italian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 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ttato di Diritto del Lavor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attato di Diritto del Lavoro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 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l Diritto Del Lavoro Nell’elaborazione giurisprudenzia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rincipi di Diritto Sindaca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atti Speciali di Lavor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delle Assicurazioni Sociali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Sindaca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del Lavor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islazione Sociale del Lavor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Assicurazioni Social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e di Diritto del Lavoro e della Sicurezza Socia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i Imprenditori e le Societ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zioni di Diritto del Lavoro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Sindacal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blemi Costituzionali del diritto sindacale italian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fesa dei Monumenti e delle Bellezze Naturali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ggi sulla Tutela delle Cose d’Interesse Artistico o Storico …</text:p>
          </table:table-cell>
          <table:table-cell/>
          <table:table-cell office:value-type="string" calcext:value-type="string">
            <text:p>F 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gi Sanitari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i Polizi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Penale e Codice di Procedura Penale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a Imposta di Registro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e Leggi Tributari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F 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Fiscal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Leggi Amministrativ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ice del Lavoro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Quattro Codici per le Udienze Civili e Penali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F 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Leggi Tributari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F 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F 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ia del Diritto Romano nel Medio Evo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F 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uale Elementare di Diritto Romano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 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stoire du Droit Romain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F 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egno del Diritto Pubblico Romano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F 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iderazioni in Tema di Legislazione Statutaria Medieval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Italiano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F 6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F 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F 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Processuale Tributari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Tributari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 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dice della Legislazione Statale sull’Ordinamento Regional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Elettora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 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enatoconsulti del Tempo di Adriano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73</text:p>
          </table:table-cell>
          <table:table-cell/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F 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 Diritto Romano Cristiano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F 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Origini dell’Ordinamento Provinciale e Comunale Italian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zionario Bibliografico delle Riviste Giuridiche Italian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Trattato di Medicina e Chirurgia ad Uso Lega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8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ttere San Paolo / Divan Occidentale Orientale</text:p>
          </table:table-cell>
          <table:table-cell/>
          <table:table-cell office:value-type="string" calcext:value-type="string">
            <text:p>F 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Nuove Leggi di Giustizia Amministrativ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Regionale dei Trasport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gislazione sull’Istruzione Secondar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F 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ell’Applicato Municipal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’Impiegato Comunal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 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attato di Diritto Civi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8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igesto Italiano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F 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91</text:p>
          </table:table-cell>
          <table:table-cell/>
        </table:table-row>
        <table:table-row table:style-name="ro1">
          <table:table-cell office:value-type="string" calcext:value-type="string">
            <text:p>Corpus Iuris Canonici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F 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9</text:p>
          </table:table-cell>
          <table:table-cell/>
        </table:table-row>
        <table:table-row table:style-name="ro1">
          <table:table-cell office:value-type="string" calcext:value-type="string">
            <text:p>Codex Iuris Canonici</text:p>
          </table:table-cell>
          <table:table-cell/>
          <table:table-cell office:value-type="string" calcext:value-type="string">
            <text:p>F 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1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06</text:p>
          </table:table-cell>
          <table:table-cell/>
        </table:table-row>
        <table:table-row table:style-name="ro1">
          <table:table-cell office:value-type="string" calcext:value-type="string">
            <text:p>Corpus Juris Civili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1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rpus Juris Civilis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F 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esta Iustiniani Augusti</text:p>
          </table:table-cell>
          <table:table-cell/>
          <table:table-cell office:value-type="string" calcext:value-type="string">
            <text:p>F 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dosiani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1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 Statuto Dei Diritti dei Lavoratori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ostituzionale della Repubblica Italian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ovo Dizionario di Diritto Canonic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o Unificato della Normativa sull’Inquinamento Atmosferic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per l’Editoria e la Radiotelevision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Codice della Regione Piemont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i statuti delle regioni</text:p>
          </table:table-cell>
          <table:table-cell/>
          <table:table-cell office:value-type="string" calcext:value-type="string">
            <text:p>F 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oria del Diritto Romano nel Medio Evo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1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mmentario dello Statuto dei Lavoratori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Imposte Dirette e il Contenzioso Tributari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onomia Montan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Sicurezza Pubblic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ertorio delle Decisioni della Corte Costituzionale</text:p>
          </table:table-cell>
          <table:table-cell/>
          <table:table-cell office:value-type="string" calcext:value-type="string">
            <text:p>F 1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odice del Lavoro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del Codice di Procedura Civil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 1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uale del Diritto di Lavor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’Ambient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129</text:p>
          </table:table-cell>
          <table:table-cell/>
        </table:table-row>
        <table:table-row table:style-name="ro1">
          <table:table-cell office:value-type="string" calcext:value-type="string">
            <text:p>Dizionario delle Autonomie Locali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Giustizia Amministrativ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alla Riforma del Diritto di Famigli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gislazione Universitari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ggi Fondamentali dell’Ordinamento Costituzionale Italian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Elettora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tituzioni di Diritto Civi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zioni di Diritto Costituziona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rio degli enti di studio, ricerca, cultura e informazion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zionario Amministrativ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e della Finanza Local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Ecclesiastico Italian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one Piemonte Annuario Guid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 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eamenti di Storia del Diritto Romano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 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Legge Urbanistica Piemontes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Teorico-Pratico al Codice Civil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ida delle Regioni d’Itali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1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zionari del Diritto Privat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ssegna di Giurisprudenza sulle Leggi Relative All’Istruzione Elementar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ivile Annotato con la dottrina e la giurisprudenz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nuale del Consulente Fisca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Ufficiale del Parlamento Europe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Disciplina del Condomini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Convenzioni di Diritto Internazionale Privato e Processuale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F 1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o Sport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’Urbanistic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ice Penale annotato con la giurisprudenz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1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 Rapporto di Lavoro Annotato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itto Amministrativ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1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e di Urbanistic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ima e Gestione dei Beni Rustici ed Urba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segna di Giurisprudenza sulla Legge Comunale e Provinci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tituzioni di Diritto Privat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Locazio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segna Automatica di Dottrina Giuridic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dice della Contabilità Pubblic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i Titoli di Credit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Partito Politico di fronte allo Stato di fronte a Se Stess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quinar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’Ordinamento Universitario Italian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e Locazioni degli Immobili Urba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di Famigl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Strada e Leggi Complementari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urisprudenza Sistematica di Diritto Penal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18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l Diritto Canonic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Giustizia Amministrativa Annot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ertorio Amministrativo dello Stato</text:p>
          </table:table-cell>
          <table:table-cell/>
          <table:table-cell office:value-type="string" calcext:value-type="string">
            <text:p>F 1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 Nuovissimo Codice Tributario Annotato per articol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zionario di Diritto Sanitari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zionario dei Termini Giuridic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colta delle Disposizioni sui Diritti e Doveri del Personale della Scuol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Pubblic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zioni di Diritto Costituzional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endio del Nuovo Diritto Privat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rio Europeo Dell’Ambient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colta Sisetmatica degli Usi Agrar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Locazioni Annot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1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Legge Dogan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Protezione degli Animali e del loro ambient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96</text:p>
          </table:table-cell>
          <table:table-cell/>
        </table:table-row>
        <table:table-row table:style-name="ro1">
          <table:table-cell office:value-type="string" calcext:value-type="string">
            <text:p>Codice dei Comun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i Stauti Regionali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Turism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’Urbanistic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’Artigia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Società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Conservazione della Natura nella Legislazione Regional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zionario di Diritto e Procedura Penal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Rapporto di Agenza e di Rappresentanza Commercial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 Diritto del Consumo e dell’Utenz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enzioso Tributari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Compravendita Immobiliare e Mobiliar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Gestione Collegiale della Scuol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esto delle Discipline Pubblicistich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igesto delle Discipline Penalistich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igesto delle Discipline Privatistiche – Sezione Civil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igesto delle Discipline Privatistiche – Sezione Commercial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Condomini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Sistema del Diritto Privat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218</text:p>
          </table:table-cell>
          <table:table-cell/>
        </table:table-row>
        <table:table-row table:style-name="ro1">
          <table:table-cell office:value-type="string" calcext:value-type="string">
            <text:p>Costituzione e le leggi sul processo costituzionale e sui referend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Leggi sul Lavoro Annotate dalla Giurisprudenz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Nuova Enciclopedia del Diritto e dell’Econom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pertorio di Giurisprudenza del Lavor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2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l Nuovo Codice di procedura Pen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Sanita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Servizi di Sicurezza In It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Nuovo Codice di procedura Penal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Riforme Istituzionali in Parlament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urisprudenza Sistematica di Diritto Civile e Commerci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 Funzione Dirigente e Ispettiva nella Scuola di St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urisprudenza Sistematica di Diritto Amministrativ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o al Nuovo Codice di Procedura Pen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dice dell’Urbanistica e dell’Ediliz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banistica e Tutela del Territo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’Urbanistica e della Tutela del Territo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Strada e Leggi Complementari annotat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Pubblico Impieg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ritto Rurale Comunitario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2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Mercato Unico Europe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Penale commen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Violazione della Legge nel Sistema dei Vizi del Provvedimento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i Concorsi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 Condominio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e Norme sul Commercio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iritti degli Assicurati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Norme del Processo Penal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5</text:p>
          </table:table-cell>
          <table:table-cell/>
        </table:table-row>
        <table:table-row table:style-name="ro1">
          <table:table-cell office:value-type="string" calcext:value-type="string">
            <text:p>Codice di Diritto Alimentare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ice Sanitario Nazional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’Ordinamento Costituzionale Italian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al Codice Civ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odice Civile e Leggi Collega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Regionale Italian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Testo Unico Delle Leggi in Materia di Stupefacenti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ppalti Pubblici e Mercato Unico Europe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Regiona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Urbanistic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Legislazione Alimentar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Leggi Sanitari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2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ice Donn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Legislazione Vigent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 Nuovo Codice della Strad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Rapporto di Impiego negli Enti Locali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2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Penale del Lavor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Codice di Procedura Penal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ciclopedia Giuridic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26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mmento alla Legge sulle Autonomie Local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 Brevetto Europe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Opere Pubbliche degli Enti Local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Reati In Materia di Inquinament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ali Pubblic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Disciplina delle Armi, delle Munizioni e degli Esplosiv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Disciplina delle Sostanze Stupefacent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rio Italiano dell’Edilizi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gi Uninomali della Camera della Repubbli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gi Uninomali del Senato della Repubbli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ollegi Uninomali per l’Elezione delle Due Camer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ollegi Uninomali per l’Elezione delle Due Camer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rme per l’Elezione della Camera e del Sen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aggragazione dei Dati Elettorali 199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Leggi Sul Lavor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i Beni Cultural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’Unione Europe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’Illecito Amministrativo e Depenalizz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to Unico del Credi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ivile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al Nuovo Codice della Strad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Tributari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e Leggi dello Stato Civ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’Ordinamento Comunal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Amministrativ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Misure di Prevenzion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e Leggi sulla Pes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Regime Patrimoniale della Famigl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2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ico di Diritto Civi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Lavoro alle Dipendenze delle Amministrazioni Pubblich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 Copyrigh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segna di Giurisprudenza sull’Urbanistic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2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itto Civile e Commercial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dice Civile annotato con la giurisprudenz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2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i Procedura Civile e Commercial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2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iblioteca Giuridico Economica di Diritto Sammarines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abilità degli Enti Local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Amministrativo Europe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3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ggi Amministrative Fondamental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ntario Breve alle Leggi di Lavoro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Mercato Finanziari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’Unione Europea annotato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iritti dell’Uomo In Itali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itto Penale delle Tecnologie Informatich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dimenti Cautelar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Responsabilità Panle per Infortuni sul Lavor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parazione Divorzio Annullamento del Matrimoni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Procedimento Possessorio e di Nunciazion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ivile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3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Privato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Amministrativo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’Ambient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e Convenzioni di Diritto Internazionale Privato e Processua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Funzioni Notarili nel’Espropriazione Forza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Leggi Urbanistich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ontratti del Mercato Finanziari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ce della Lingua Italiana Legislativ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3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Leggi Complementari al Codice Civil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323</text:p>
          </table:table-cell>
          <table:table-cell/>
        </table:table-row>
        <table:table-row table:style-name="ro1">
          <table:table-cell office:value-type="string" calcext:value-type="string">
            <text:p>Codice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4</text:p>
          </table:table-cell>
          <table:table-cell/>
        </table:table-row>
        <table:table-row table:style-name="ro1">
          <table:table-cell office:value-type="string" calcext:value-type="string">
            <text:p>La Responsabilità dei Dipendenti e degli Amministratori Pubblic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i Real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menti di Diritto dell’Unione Europe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ncipi di Diritto Processuale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Europe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dura Pena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ivile annotato con la giurispruden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e Locazioni Annota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Copyrig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tituzioni di Diritto Pena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i Deontologic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i Minori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Assicurazio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gricoltura e Dirit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itto Processuale Civi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nciclopedia del Diritt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Amministrativ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itto Privat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urisprudenza Sistematica di Diritto Commercia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banistica e Appalt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Riforme della Giustizia Civi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’Appalto Priva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inamento Comunitario e Unione Europ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ssicologia For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Processuale Comunitar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Agrari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al Testo Unico delle Leggi in Materia Bancaria e Creditiz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 Diritto del Lavoro nell’Unione Europ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 Costituzioni dei Paesi dell’Unione Europ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ici Penali Militar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urisprudenza Sistematica di Diritto Processuale Civ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Falliment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zione della Normativa Penale in Materia di Armi, Munizioni, Prodotti Esplodenti…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Commercio Elettroni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i Procedura Penale Ipertestua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Penale annotato con la giurisprudenza e norme complementar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Famigl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 Donazion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iv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i Procedura Civ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i Procedura Pena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Riforma degli Enti Local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rmulario di Tutti I Contratt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Ipertestuale del Diritto Privat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zionario Enciclopedico della Giurisprudenza Civ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’Appalto Pubblico e Privat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 Perso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Contratti in Genera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urisprudenza Sistematica di Diritto Civile e Commerciale, Le Servitù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urisprudenza Sistematica di Diritto Civile e Commerciale, Contratti Bancar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ommentato delle Locazion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l Nuovo Codice della Strad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Privato Europe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ice Civi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Civile Annotat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381</text:p>
          </table:table-cell>
          <table:table-cell/>
        </table:table-row>
        <table:table-row table:style-name="ro1">
          <table:table-cell office:value-type="string" calcext:value-type="string">
            <text:p>Studi di Diritto Pena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di di Diritto Civi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Beni Culturali e Ambiental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al Codice Pena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i ed Attività Economica della Famigl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Disciplina della Providenza Pubblic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391</text:p>
          </table:table-cell>
          <table:table-cell/>
        </table:table-row>
        <table:table-row table:style-name="ro1">
          <table:table-cell office:value-type="string" calcext:value-type="string">
            <text:p>Codice di Procedura Civil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dura Pena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elle Leggi Ambiental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delitti dei pubblici ufficiali contro la pubblica amministrazion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3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397</text:p>
          </table:table-cell>
          <table:table-cell/>
        </table:table-row>
        <table:table-row table:style-name="ro1">
          <table:table-cell office:value-type="string" calcext:value-type="string">
            <text:p>Codice Civile annotato con la giurisprudenza e leggi complementar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Rapporto di Lavoro Privato Subordinat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3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l Danno alla Persona e alle Cose nell’Assicurazione per la RC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 Nuovi Contratti nella Prassi Civile e Commercial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4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ritto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4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dice della Strada annot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’Ordinamento Penitenziari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’amministrazione di Sostegn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mmigrazione: profili normativi e orientamenti giurisprudenzial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LPS Regolamento e Leggi Complementa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Ipertestuale della Responsabilità Civ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Ipertestuale di Locazione e Condomini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ilizia Urbanistica del Territori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Libertà di Coscienza nell’Ordinamento Italian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Locazio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 Reati Contro la Perso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414</text:p>
          </table:table-cell>
          <table:table-cell/>
        </table:table-row>
        <table:table-row table:style-name="ro1">
          <table:table-cell office:value-type="string" calcext:value-type="string">
            <text:p>Codice Dogana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ivil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alla Costituzio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ice Civile comment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dice di Procedura Civile commentat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ice di Procedura Pena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ice Ipertestuale delle Successioni e delle Donazion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gresso e Soggiorno dei Cittadini Extracomunitar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Penale comment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so di Diritto Amministrativ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Pena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Civi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del Lavor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Costituziona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Internazionale Priva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Tributari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so di Diritto Ecclesiastic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Testo Unico sulle Autonomie Loca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ntario breve al Diritto della Famigl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la Costituzio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ommentato dei Reati e degli Illeciti Ambienta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Minor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Famiglia e le Perso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’amministrazione di Sosteg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limento e Concordat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Tutela della Privacy nell’Ambito di Intern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4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Ipertestuale del Consum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i Procedura Civile Ipertestua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rietà Intellettuale e Diritto della Concorren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allimento e altre procedure concorsua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ttato di Diritto Pena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stamento e Istituti Alternativ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l Risarcimento del Danno non Patrimonia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dice Ipertestuale della Famigl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Ipertestuale di Separazione e Divorzi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Certificazione Energetica degli Edific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le Leggi sul Lavor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zionario di Economia Civi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rattato del Contrat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ufrutto, Uso, Abitazion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Comementato della Sicurezza sul Lavor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i Procedura Civile commenta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Diritto delle Assicurazion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la Famigl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 Legge Notarile Comment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i Singoli Contrat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 4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 Mediazione per la composizione delle controversie civili e commercia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 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la Proprietà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i Fatti Illeci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 4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l’Impresa del Lavo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 4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le Obbligazion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le Donazion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 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dell’Interne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 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pefacenti: illeciti, indagini, responsbilità, sanzion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Pena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le Perso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lle Società – Dell’azienda e della Concorrenz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dice della Responsabilità Civile e RC Aut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Riforma della Filiazio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di Procedura Pena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di Procedura Civ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 477</text:p>
          </table:table-cell>
          <table:table-cell/>
        </table:table-row>
        <table:table-row table:style-name="ro1">
          <table:table-cell office:value-type="string" calcext:value-type="string">
            <text:p>Commentario breve al Diritto delle Società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cenziamento Individuale e Collettiv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Pena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rattato di Diritto Pena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la gestione d’Affari, del Pagamento dell’Indebito, dell’Arricchimento senza cau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orzio breve, Divorzio Fai da Te, ... Unioni Civi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lla Tutela dei Diritt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lle Promesse Unilaterali dei Titoli di Credit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ttato di Diritto Di Famigl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entario breve al Diritto di Famigl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ratti di Finanziamento Bancario, di Investimento, assicurativi e derivat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oni Civili e Contratti di Convenienz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Reati in Materia di Circolazione Stradal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Reati Urbanistico-Ediliz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Diffamazio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la Strada per l’Udienz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vac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l Nuovo Condominio commentat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isi d’Impresa e Procedure Concorsual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’Espropriazione per Pubblica Utilit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nnità di Esproprio ed Occupazione Appropriativ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4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onsabilità Civi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nuale di Diritto Civi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Processuale Pena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cessioni e Donazion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ntario Breve alle Leggi sul Lavo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ntario breve alle Leggi su Proprietà Intellettuale e Concorrenz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5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Privat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la disciplina delle Locazioni Immobiliar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Pena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di Procedura Pena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di Procedura Civi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Alimentar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dei Contratti commentat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pporti di Vicinat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abilità e Bilanc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oro e Previdenz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sc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DPR e Normativa Privacy commentat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Contenzioso tra le Banche e I Clien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Diritto Della Concorrenza Dell’Unione Europe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Civi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Civi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 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le Leggi su Proprietà Intellettuale e Concorrenz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di Procedura Civi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la Legislazione sugli Appalti Pubblici e Privati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Testo Unico Bancari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le Leggi in materia di Urbanistica ed Ediliz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dinamento Penitenziario commentat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Reati Urbanistico-Ediliz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sanitari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Responsabilità Medic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i Difensivi Penali formulario commentat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voro e Previdenz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ritto Processuale Civil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amiglia, Patrimonio e Passagio Generaziona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di Procedura Pena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Codice Civi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 Diritto della Famigl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onsabilità Civi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Volontaria Giurisdizione e il Regime Patrimoniale della Famigl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itto Penale delle’Econom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ritto e Processo del Lavoro e della Previdenza Social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F 5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ritto Penale della Circolazione Stradal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 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Danno alla Salu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 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Opere d’Arte e le Collezio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 Contratti nella Famigli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 Patto di Famigli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 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 Successione Mortis Caus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 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ponsabilità del Medico e della Struttura Sanitaria Pubblica e Privat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 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ivacy e Data Protec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 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ario breve alla disciplina delle Locazioni Immobiliar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 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prietà Intellettual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 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ice Penale commenta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 554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80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08:25:16.963852692</meta:creation-date>
    <dc:date>2024-07-24T09:46:11.237308342</dc:date>
    <meta:editing-duration>PT2H19M4S</meta:editing-duration>
    <meta:editing-cycles>28</meta:editing-cycles>
    <meta:generator>LibreOffice/7.3.7.2$Linux_X86_64 LibreOffice_project/30$Build-2</meta:generator>
    <meta:document-statistic meta:table-count="1" meta:cell-count="2140" meta:object-count="0"/>
  </office:meta>
</office:document-meta>
</file>